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119" officeooo:paragraph-rsid="0013c119"/>
    </style:style>
    <style:style style:name="P2" style:family="paragraph" style:parent-style-name="Standard">
      <style:text-properties officeooo:rsid="0013c119" officeooo:paragraph-rsid="0015df4f"/>
    </style:style>
    <style:style style:name="P3" style:family="paragraph" style:parent-style-name="Standard">
      <style:text-properties officeooo:rsid="0013c119" officeooo:paragraph-rsid="002ecff2"/>
    </style:style>
    <style:style style:name="P4" style:family="paragraph" style:parent-style-name="Standard">
      <style:text-properties officeooo:rsid="0013c119" officeooo:paragraph-rsid="0030c3b8"/>
    </style:style>
    <style:style style:name="P5" style:family="paragraph" style:parent-style-name="Standard">
      <style:text-properties officeooo:rsid="0015df4f" officeooo:paragraph-rsid="0015df4f"/>
    </style:style>
    <style:style style:name="P6" style:family="paragraph" style:parent-style-name="Standard">
      <style:text-properties officeooo:rsid="0018c399" officeooo:paragraph-rsid="0018c399"/>
    </style:style>
    <style:style style:name="P7" style:family="paragraph" style:parent-style-name="Standard">
      <style:text-properties officeooo:rsid="0018c399" officeooo:paragraph-rsid="0050e61b"/>
    </style:style>
    <style:style style:name="P8" style:family="paragraph" style:parent-style-name="Standard">
      <style:text-properties officeooo:rsid="0019bc27" officeooo:paragraph-rsid="0019bc27"/>
    </style:style>
    <style:style style:name="P9" style:family="paragraph" style:parent-style-name="Standard">
      <style:text-properties officeooo:rsid="001a2b69" officeooo:paragraph-rsid="001a2b69"/>
    </style:style>
    <style:style style:name="P10" style:family="paragraph" style:parent-style-name="Standard">
      <style:text-properties officeooo:rsid="001b89b0" officeooo:paragraph-rsid="001b89b0"/>
    </style:style>
    <style:style style:name="P11" style:family="paragraph" style:parent-style-name="Standard">
      <style:text-properties officeooo:rsid="001bc060" officeooo:paragraph-rsid="001bc060"/>
    </style:style>
    <style:style style:name="P12" style:family="paragraph" style:parent-style-name="Standard">
      <style:text-properties officeooo:rsid="001c1375" officeooo:paragraph-rsid="001c1375"/>
    </style:style>
    <style:style style:name="P13" style:family="paragraph" style:parent-style-name="Standard">
      <style:text-properties officeooo:rsid="001dfadc" officeooo:paragraph-rsid="001dfadc"/>
    </style:style>
    <style:style style:name="P14" style:family="paragraph" style:parent-style-name="Standard">
      <style:text-properties officeooo:rsid="001ed183" officeooo:paragraph-rsid="0022dccf"/>
    </style:style>
    <style:style style:name="P15" style:family="paragraph" style:parent-style-name="Standard">
      <style:text-properties officeooo:rsid="00206302" officeooo:paragraph-rsid="00206302"/>
    </style:style>
    <style:style style:name="P16" style:family="paragraph" style:parent-style-name="Standard">
      <style:text-properties officeooo:rsid="00206302" officeooo:paragraph-rsid="001dfadc"/>
    </style:style>
    <style:style style:name="P17" style:family="paragraph" style:parent-style-name="Standard">
      <style:text-properties officeooo:rsid="00206302" officeooo:paragraph-rsid="0022dccf"/>
    </style:style>
    <style:style style:name="P18" style:family="paragraph" style:parent-style-name="Standard">
      <style:text-properties officeooo:rsid="00216b57" officeooo:paragraph-rsid="00216b57"/>
    </style:style>
    <style:style style:name="P19" style:family="paragraph" style:parent-style-name="Standard">
      <style:text-properties officeooo:rsid="0023d867" officeooo:paragraph-rsid="00290ecd"/>
    </style:style>
    <style:style style:name="P20" style:family="paragraph" style:parent-style-name="Standard">
      <style:text-properties officeooo:rsid="0024b37c" officeooo:paragraph-rsid="0024b37c"/>
    </style:style>
    <style:style style:name="P21" style:family="paragraph" style:parent-style-name="Standard">
      <style:text-properties officeooo:rsid="0025215b" officeooo:paragraph-rsid="0025215b"/>
    </style:style>
    <style:style style:name="P22" style:family="paragraph" style:parent-style-name="Standard">
      <style:text-properties officeooo:rsid="0026620d" officeooo:paragraph-rsid="0026620d"/>
    </style:style>
    <style:style style:name="P23" style:family="paragraph" style:parent-style-name="Standard">
      <style:text-properties officeooo:rsid="002ac93d" officeooo:paragraph-rsid="0030c3b8"/>
    </style:style>
    <style:style style:name="P24" style:family="paragraph" style:parent-style-name="Standard">
      <style:text-properties officeooo:paragraph-rsid="002b875b"/>
    </style:style>
    <style:style style:name="P25" style:family="paragraph" style:parent-style-name="Standard">
      <style:text-properties officeooo:rsid="002ce214" officeooo:paragraph-rsid="002ce214"/>
    </style:style>
    <style:style style:name="P26" style:family="paragraph" style:parent-style-name="Standard">
      <style:text-properties officeooo:paragraph-rsid="0030c3b8"/>
    </style:style>
    <style:style style:name="P27" style:family="paragraph" style:parent-style-name="Standard">
      <style:text-properties officeooo:rsid="0033a83f" officeooo:paragraph-rsid="0033a83f"/>
    </style:style>
    <style:style style:name="P28" style:family="paragraph" style:parent-style-name="Standard">
      <style:text-properties officeooo:rsid="00340ec5" officeooo:paragraph-rsid="00340ec5"/>
    </style:style>
    <style:style style:name="P29" style:family="paragraph" style:parent-style-name="Standard">
      <style:text-properties officeooo:rsid="00340ec5" officeooo:paragraph-rsid="00361e4c"/>
    </style:style>
    <style:style style:name="P30" style:family="paragraph" style:parent-style-name="Standard">
      <style:text-properties officeooo:rsid="0036df2e" officeooo:paragraph-rsid="0036df2e"/>
    </style:style>
    <style:style style:name="P31" style:family="paragraph" style:parent-style-name="Standard">
      <style:text-properties officeooo:rsid="003ba0d8" officeooo:paragraph-rsid="003ba0d8"/>
    </style:style>
    <style:style style:name="P32" style:family="paragraph" style:parent-style-name="Standard">
      <style:text-properties officeooo:rsid="003beb56" officeooo:paragraph-rsid="003beb56"/>
    </style:style>
    <style:style style:name="P33" style:family="paragraph" style:parent-style-name="Standard">
      <style:text-properties officeooo:rsid="003d7ae3" officeooo:paragraph-rsid="003d7ae3"/>
    </style:style>
    <style:style style:name="P34" style:family="paragraph" style:parent-style-name="Standard">
      <style:text-properties officeooo:rsid="003e57e0" officeooo:paragraph-rsid="003e57e0"/>
    </style:style>
    <style:style style:name="P35" style:family="paragraph" style:parent-style-name="Standard">
      <style:text-properties officeooo:rsid="003fe366" officeooo:paragraph-rsid="003fe366"/>
    </style:style>
    <style:style style:name="P36" style:family="paragraph" style:parent-style-name="Standard">
      <style:text-properties officeooo:rsid="003fe366" officeooo:paragraph-rsid="0050e61b"/>
    </style:style>
    <style:style style:name="P37" style:family="paragraph" style:parent-style-name="Standard">
      <style:text-properties officeooo:rsid="0040764a" officeooo:paragraph-rsid="0040764a"/>
    </style:style>
    <style:style style:name="P38" style:family="paragraph" style:parent-style-name="Standard">
      <style:text-properties officeooo:rsid="0041b01c" officeooo:paragraph-rsid="0041b01c"/>
    </style:style>
    <style:style style:name="P39" style:family="paragraph" style:parent-style-name="Standard">
      <style:text-properties officeooo:rsid="0041d094" officeooo:paragraph-rsid="0041d094"/>
    </style:style>
    <style:style style:name="P40" style:family="paragraph" style:parent-style-name="Standard">
      <style:text-properties officeooo:rsid="0042a6de" officeooo:paragraph-rsid="0042a6de"/>
    </style:style>
    <style:style style:name="P41" style:family="paragraph" style:parent-style-name="Standard">
      <style:text-properties officeooo:rsid="0044d123" officeooo:paragraph-rsid="0044d123"/>
    </style:style>
    <style:style style:name="P42" style:family="paragraph" style:parent-style-name="Standard">
      <style:text-properties officeooo:rsid="0046717c" officeooo:paragraph-rsid="0046717c"/>
    </style:style>
    <style:style style:name="P43" style:family="paragraph" style:parent-style-name="Standard">
      <style:text-properties officeooo:rsid="004694c8" officeooo:paragraph-rsid="004694c8"/>
    </style:style>
    <style:style style:name="P44" style:family="paragraph" style:parent-style-name="Standard">
      <style:text-properties officeooo:rsid="004730ee" officeooo:paragraph-rsid="004730ee"/>
    </style:style>
    <style:style style:name="P45" style:family="paragraph" style:parent-style-name="Standard">
      <style:text-properties officeooo:rsid="0049550b" officeooo:paragraph-rsid="0049550b"/>
    </style:style>
    <style:style style:name="P46" style:family="paragraph" style:parent-style-name="Standard">
      <style:text-properties officeooo:rsid="004ce0a4" officeooo:paragraph-rsid="004ce0a4"/>
    </style:style>
    <style:style style:name="P47" style:family="paragraph" style:parent-style-name="Standard">
      <style:text-properties officeooo:rsid="004ce0a4" officeooo:paragraph-rsid="0050e61b"/>
    </style:style>
    <style:style style:name="T1" style:family="text">
      <style:text-properties officeooo:rsid="0013c119"/>
    </style:style>
    <style:style style:name="T2" style:family="text">
      <style:text-properties officeooo:rsid="0015df4f"/>
    </style:style>
    <style:style style:name="T3" style:family="text">
      <style:text-properties officeooo:rsid="001b89b0"/>
    </style:style>
    <style:style style:name="T4" style:family="text">
      <style:text-properties officeooo:rsid="00216b57"/>
    </style:style>
    <style:style style:name="T5" style:family="text">
      <style:text-properties officeooo:rsid="0022dccf"/>
    </style:style>
    <style:style style:name="T6" style:family="text">
      <style:text-properties officeooo:rsid="0025215b"/>
    </style:style>
    <style:style style:name="T7" style:family="text">
      <style:text-properties officeooo:rsid="00290ecd"/>
    </style:style>
    <style:style style:name="T8" style:family="text">
      <style:text-properties fo:font-variant="normal" fo:text-transform="none" fo:color="#242729" style:font-name="Arial" fo:font-size="9.75pt" fo:letter-spacing="normal" fo:font-style="normal" fo:font-weight="normal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10" style:family="text">
      <style:text-properties officeooo:rsid="002b875b"/>
    </style:style>
    <style:style style:name="T11" style:family="text">
      <style:text-properties officeooo:rsid="002ce214"/>
    </style:style>
    <style:style style:name="T12" style:family="text">
      <style:text-properties officeooo:rsid="002ecff2"/>
    </style:style>
    <style:style style:name="T13" style:family="text">
      <style:text-properties officeooo:rsid="0031fd7c"/>
    </style:style>
    <style:style style:name="T14" style:family="text">
      <style:text-properties officeooo:rsid="0033b9d8"/>
    </style:style>
    <style:style style:name="T15" style:family="text">
      <style:text-properties officeooo:rsid="00361e4c"/>
    </style:style>
    <style:style style:name="T16" style:family="text">
      <style:text-properties officeooo:rsid="0038cc44"/>
    </style:style>
    <style:style style:name="T17" style:family="text">
      <style:text-properties officeooo:rsid="003987a6"/>
    </style:style>
    <style:style style:name="T18" style:family="text">
      <style:text-properties officeooo:rsid="003a9bb6"/>
    </style:style>
    <style:style style:name="T19" style:family="text">
      <style:text-properties officeooo:rsid="003d7ae3"/>
    </style:style>
    <style:style style:name="T20" style:family="text">
      <style:text-properties officeooo:rsid="0046a2d4"/>
    </style:style>
    <style:style style:name="T21" style:family="text">
      <style:text-properties officeooo:rsid="00485c19"/>
    </style:style>
    <style:style style:name="T22" style:family="text">
      <style:text-properties officeooo:rsid="0049c4ec"/>
    </style:style>
    <style:style style:name="T23" style:family="text">
      <style:text-properties officeooo:rsid="004a56c1"/>
    </style:style>
    <style:style style:name="T24" style:family="text">
      <style:text-properties officeooo:rsid="004ce0a4"/>
    </style:style>
    <style:style style:name="T25" style:family="text">
      <style:text-properties officeooo:rsid="004ee46c"/>
    </style:style>
    <style:style style:name="T26" style:family="text">
      <style:text-properties officeooo:rsid="0050e6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ivate people to hang out and learn – <text:span text:style-name="T2">learning ruby with live app, coworking</text:span></text:p>
      <text:p text:style-name="P9">What is the story: I had a brainstorm, it became a ruby platform, now <text:span text:style-name="T3">you can use it as your</text:span> live learning community</text:p>
      <text:p text:style-name="P30">Moral: dev not about soln to uploading pictures or signing up. It’s about soln to <text:span text:style-name="T16">biz, to degenerating society, to people’s lives</text:span></text:p>
      <text:p text:style-name="P5"/>
      <text:p text:style-name="P5"/>
      <text:p text:style-name="P10">BRAINSTORM</text:p>
      <text:p text:style-name="P11">When people ask how long I’ve been working on CrowdPublish.TV, I often say about 43 yrs. I thought the next thing you learned after how to read book<text:span text:style-name="T17">s</text:span> was how to write book<text:span text:style-name="T17">s</text:span>. Disappointed when I got to kindergarten and the other kids didn’t know alphabet.</text:p>
      <text:p text:style-name="P11"/>
      <text:p text:style-name="P12">Dad got a TRS80 <text:span text:style-name="T5">when I was 9</text:span>. I learned Basic from his community college book. </text:p>
      <text:p text:style-name="P12"><text:s text:c="2"/><text:span text:style-name="T7">It was mostly typing characters. Dad showed me for next, do loop, if. I made up program with print.</text:span></text:p>
      <text:p text:style-name="P13"><text:span text:style-name="T25">It’s amazing I’m still doing that today. </text:span>8th grade: Don’t you want to work with people</text:p>
      <text:p text:style-name="P14">Math kid, physics and calc teachers recommended engineering. <text:span text:style-name="T4">Didn’t know what engineering was. Sewer. I was signed up for chemistry, calc, programming</text:span></text:p>
      <text:p text:style-name="P17"/>
      <text:p text:style-name="P18">Needed more stories about women in tech. <text:tab/></text:p>
      <text:p text:style-name="P19">Think tank tanking. Went to writers workshops – <text:span text:style-name="T7">Your art, their biz</text:span>. <text:span text:style-name="T7">I didnt want it to be their biz. </text:span></text:p>
      <text:p text:style-name="P19">Took screenwriting class at AU </text:p>
      <text:p text:style-name="P16"/>
      <text:p text:style-name="P20">So when I went to meeting where Biz Stone spoke, sat there thinking twitter is <text:span text:style-name="T6">dumb, I could do something better. Something to solve biz not just for me but for other authors.</text:span></text:p>
      <text:p text:style-name="P15"/>
      <text:p text:style-name="P10"/>
      <text:p text:style-name="P21">RUBY PLATFORM</text:p>
      <text:p text:style-name="P21">Had to decide language- open source resources, <text:span text:style-name="T18">went to a meetup</text:span></text:p>
      <text:p text:style-name="P21"/>
      <text:p text:style-name="P21"><text:span text:style-name="T2">Michael Hartl: microposts = books</text:span></text:p>
      <text:p text:style-name="P22"><text:span text:style-name="T13">db design: based on features – pic of db design</text:span></text:p>
      <text:p text:style-name="P32">gems to upload pics, bootstrap, stripe</text:p>
      <text:p text:style-name="P22"/>
      <text:p text:style-name="P27"><text:span text:style-name="T19">debug: </text:span>Since I didnt have people sitting next to me to ask, stackoverflow</text:p>
      <text:p text:style-name="P24"><text:span text:style-name="T10">- User signed out on Heroku after editing profile - using signin from Hartl railstutorial: soln: use Devise</text:span></text:p>
      <text:p text:style-name="P3">- <text:span text:style-name="T12">Invalid route name: 'users/:columnname_index' - Can't rollback, change column name, nor display some pages. Soln: remove the multiple devise_for routes auto-generated by Devise</text:span></text:p>
      <text:p text:style-name="P26"><text:span text:style-name="T7">- Stripe: error messages when Creating a Customer &amp;/or Charge - Ruby on Rails White space, </text:span><text:span text:style-name="T8">Since jQuery 1.6 you should use prop() method to set boolean attributes: '$('input[type=submit]').prop('disabled', true)</text:span><text:span text:style-name="Source_20_Text"><text:span text:style-name="T9">.</text:span></text:span></text:p>
      <text:p text:style-name="P23">- Fog::Storage::Rackspace::NotFound error when using Carrierwave to upload to Rackspace. <text:span text:style-name="T14">Soln: wait for gem to improve</text:span></text:p>
      <text:p text:style-name="P4">- <text:span text:style-name="T11">Is request.location in geocoder rails gem too slow for heroku? Soln: get rid of it until better gem</text:span></text:p>
      <text:p text:style-name="P3">- <text:span text:style-name="T12">URL Permalinks for pages AND users (similar to facebook) for Rails4. Friendly_id? Soln: Groups/permalk</text:span></text:p>
      <text:p text:style-name="P25">- Net::SMTPAuthenticationError in Devise::PasswordsController#create Username and Password not accepted - google</text:p>
      <text:p text:style-name="P1"/>
      <text:p text:style-name="P31">pic of db actually being used</text:p>
      <text:p text:style-name="P34">LEARNING COMMUNITY</text:p>
      <text:p text:style-name="P1"><text:soft-page-break/></text:p>
      <text:p text:style-name="P46">Hartl – lonely, no feedback, toy app</text:p>
      <text:p text:style-name="P7">Rails Girls – not ongoing, <text:span text:style-name="T24">toy app, no prerequisites</text:span></text:p>
      <text:p text:style-name="P47">Bootcamps – toy app</text:p>
      <text:p text:style-name="P6">GMU- <text:span text:style-name="T26">serious prerequisites. Problem with class is passivity, </text:span>once a week</text:p>
      <text:p text:style-name="P6">Hangouts – Not invested</text:p>
      <text:p text:style-name="P2"/>
      <text:p text:style-name="P6">When dev on own, no Tests</text:p>
      <text:p text:style-name="P39">Start with Do Views Load</text:p>
      <text:p text:style-name="P40">Then Brigden finds problems with error messages</text:p>
      <text:p text:style-name="P41">Minitest with fixtures – id not key: <text:span text:style-name="T22">show fixture with key</text:span></text:p>
      <text:p text:style-name="P42">Why some code works in fixtures but order-dependent code does not</text:p>
      <text:p text:style-name="P43">Are they stuck &amp; should they be asking a question</text:p>
      <text:p text:style-name="P2"/>
      <text:p text:style-name="P36">We <text:span text:style-name="T26">don’t take everyone. No set prerequisites but need to have some programming experience and show problem solving skills. </text:span></text:p>
      <text:p text:style-name="P36"><text:s/></text:p>
      <text:p text:style-name="P35">Michelle persistent</text:p>
      <text:p text:style-name="P35">Brigden sees a problem and fixes it </text:p>
      <text:p text:style-name="P37">Pierce helps find market</text:p>
      <text:p text:style-name="P38">Answer each others’ questions – <text:span text:style-name="T20">getting postgres working</text:span></text:p>
      <text:p text:style-name="P44">Not an internship until harassed by someone 3 times age. <text:span text:style-name="T21">In my experience.</text:span></text:p>
      <text:p text:style-name="P8"/>
      <text:p text:style-name="P39">Lessons interspersed with doing code </text:p>
      <text:p text:style-name="P45">Community still evolving</text:p>
      <text:p text:style-name="P39"/>
      <text:p text:style-name="P8"/>
      <text:p text:style-name="P2"/>
      <text:p text:style-name="P28">With learning community feedback, brainstorm, ref</text:p>
      <text:p text:style-name="P28">Important to have learning community with co-working – can learn by self but do you want to</text:p>
      <text:p text:style-name="P29"/>
      <text:p text:style-name="P33">Brainstorm, platform, learning community</text:p>
      <text:p text:style-name="P33">- Platform was to serve the brainstorm – predatory biz, lack of role models</text:p>
      <text:p text:style-name="P33">- Platform to serve the learning community – growing future engineers so we have people to solve future brainstorms</text:p>
      <text:p text:style-name="P33"/>
      <text:p text:style-name="P34">We dont have Lisa Schaefers. I wouldn’t have been able to teach myself 2<text:span text:style-name="T23">5</text:span> years ago – <text:span text:style-name="T23">I didn’t have the experience to have the context.<text:tab/></text:span> now we have open source resources</text:p>
      <text:p text:style-name="P29">Important not because solve carrierwave or stripe, but because <text:span text:style-name="T15">soln to predatory</text:span> author <text:span text:style-name="T15">biz</text:span>, glorify lowbrow</text:p>
      <text:p text:style-name="P29"/>
      <text:p text:style-name="P46">A learning exercise with out context is just a bunch of typing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3:21:04.200566528</meta:creation-date>
    <dc:date>2018-07-24T13:11:00.599353013</dc:date>
    <meta:editing-duration>PT12H56M3S</meta:editing-duration>
    <meta:editing-cycles>50</meta:editing-cycles>
    <meta:generator>LibreOffice/5.1.6.2$Linux_X86_64 LibreOffice_project/10m0$Build-2</meta:generator>
    <meta:print-date>2018-07-23T21:17:39.980929936</meta:print-date>
    <meta:document-statistic meta:table-count="0" meta:image-count="0" meta:object-count="0" meta:page-count="2" meta:paragraph-count="56" meta:word-count="685" meta:character-count="4173" meta:non-whitespace-character-count="3518"/>
  </office:meta>
</office:document-meta>
</file>